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4984in"/>
    </style:style>
    <style:style style:name="co4" style:family="table-column">
      <style:table-column-properties fo:break-before="auto" style:column-width="1.9055in"/>
    </style:style>
    <style:style style:name="co5" style:family="table-column">
      <style:table-column-properties fo:break-before="auto" style:column-width="0.5244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0.8646in"/>
    </style:style>
    <style:style style:name="co8" style:family="table-column">
      <style:table-column-properties fo:break-before="auto" style:column-width="1.1484in"/>
    </style:style>
    <style:style style:name="co9" style:family="table-column">
      <style:table-column-properties fo:break-before="auto" style:column-width="1.2909in"/>
    </style:style>
    <style:style style:name="co10" style:family="table-column">
      <style:table-column-properties fo:break-before="auto" style:column-width="0.8756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1.0071in"/>
    </style:style>
    <style:style style:name="co14" style:family="table-column">
      <style:table-column-properties fo:break-before="auto" style:column-width="0.6465in"/>
    </style:style>
    <style:style style:name="ro1" style:family="table-row">
      <style:table-row-properties style:row-height="0.1882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98in" fo:break-before="auto" style:use-optimal-row-height="true"/>
    </style:style>
    <style:style style:name="ro4" style:family="table-row">
      <style:table-row-properties style:row-height="0.1882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99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4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5" style:family="table-cell" style:parent-style-name="Default" style:data-style-name="N1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6" style:family="table-cell" style:parent-style-name="Default" style:data-style-name="N36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/>
    </style:style>
    <style:style style:name="ce8" style:family="table-cell" style:parent-style-name="Default">
      <style:table-cell-properties fo:background-color="#ff8080" style:text-align-source="fix" style:repeat-content="false" fo:border="2.49pt solid #000000" fo:padding-bottom="0.0193in" fo:padding-left="0.0138in" fo:padding-right="0.0138in" fo:padding-top="0.0193in" style:vertical-align="middle"/>
      <style:paragraph-properties fo:text-align="center"/>
      <style:text-properties fo:font-size="13pt" style:font-size-asian="13pt" style:font-size-complex="13pt"/>
    </style:style>
    <style:style style:name="ce9" style:family="table-cell" style:parent-style-name="Default">
      <style:table-cell-properties fo:border-bottom="0.51pt solid #000000" fo:background-color="#99ccff" style:text-align-source="fix" style:repeat-content="false" fo:border-left="2.49pt solid #000000" fo:padding-bottom="0.0193in" fo:padding-left="0.0138in" fo:padding-right="0.0138in" fo:padding-top="0.0193in" fo:border-right="0.51pt solid #000000" fo:border-top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background-color="#99ccff" style:text-align-source="fix" style:repeat-content="false" fo:border-left="2.49pt solid #000000" fo:padding-bottom="0.0193in" fo:padding-left="0.0138in" fo:padding-right="0.0138in" fo:padding-top="0.0193in" fo:border-right="0.51pt solid #000000" fo:border-top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99ccff" style:text-align-source="fix" style:repeat-content="false" fo:border-left="2.49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99ccff" style:text-align-source="fix" style:repeat-content="false" fo:border-left="2.49pt solid #000000" fo:padding-bottom="0.0193in" fo:padding-left="0.0138in" fo:padding-right="0.0138in" fo:padding-top="0.0193in" fo:border-right="2.49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2.49pt solid #000000" fo:background-color="#99ccff" style:text-align-source="fix" style:repeat-content="false" fo:border-left="2.49pt solid #000000" fo:padding-bottom="0.0193in" fo:padding-left="0.0138in" fo:padding-right="0.0138in" fo:padding-top="0.0193in" fo:border-right="2.49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5" style:family="table-cell" style:parent-style-name="Default" style:data-style-name="N1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/>
    </style:style>
    <style:style style:name="ce16" style:family="table-cell" style:parent-style-name="Default" style:data-style-name="N36">
      <style:table-cell-properties fo:border-bottom="0.06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/>
    </style:style>
    <style:style style:name="ce17" style:family="table-cell" style:parent-style-name="Default" style:data-style-name="N51">
      <style:table-cell-properties fo:border-bottom="0.06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06pt solid #000000" style:vertical-align="middle"/>
      <style:paragraph-properties fo:text-align="center"/>
    </style:style>
    <style:style style:name="ce18" style:family="table-cell" style:parent-style-name="Default" style:data-style-name="N43">
      <style:table-cell-properties fo:border-bottom="2.49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 style:data-style-name="N1">
      <style:table-cell-properties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</style:style>
    <style:style style:name="ce21" style:family="table-cell" style:parent-style-name="Default" style:data-style-name="N36">
      <style:table-cell-properties fo:border-bottom="0.06pt solid #000000" style:text-align-source="fix" style:repeat-content="false" fo:border-left="0.51pt solid #000000" fo:padding-bottom="0.0193in" fo:padding-left="0.0138in" fo:padding-right="0.0138in" fo:padding-top="0.0193in" fo:border-right="0.06pt solid #000000" fo:border-top="0.51pt solid #000000" style:vertical-align="middle"/>
      <style:paragraph-properties fo:text-align="center"/>
    </style:style>
    <style:style style:name="ce22" style:family="table-cell" style:parent-style-name="Default" style:data-style-name="N51">
      <style:table-cell-properties fo:border-bottom="0.06pt solid #000000" style:text-align-source="fix" style:repeat-content="false" fo:border-left="0.51pt solid #000000" fo:padding-bottom="0.0193in" fo:padding-left="0.0138in" fo:padding-right="0.0138in" fo:padding-top="0.0193in" fo:border-right="0.06pt solid #000000" fo:border-top="0.06pt solid #000000" style:vertical-align="middle"/>
      <style:paragraph-properties fo:text-align="center"/>
    </style:style>
    <style:style style:name="ce23" style:family="table-cell" style:parent-style-name="Default" style:data-style-name="N43">
      <style:table-cell-properties fo:border-bottom="2.49pt solid #000000" style:text-align-source="fix" style:repeat-content="false" fo:border-left="0.51pt solid #000000" fo:padding-bottom="0.0193in" fo:padding-left="0.0138in" fo:padding-right="0.0138in" fo:padding-top="0.0193in" fo:border-right="0.06pt solid #000000" fo:border-top="0.06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</style:style>
    <style:style style:name="ce25" style:family="table-cell" style:parent-style-name="Default" style:data-style-name="N36"/>
    <style:style style:name="ce26" style:family="table-cell" style:parent-style-name="Default" style:data-style-name="N1"/>
    <style:style style:name="ce27" style:family="table-cell" style:parent-style-name="Default" style:data-style-name="N36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0.06pt solid #000000" fo:border-top="0.51pt solid #000000" style:vertical-align="middle"/>
      <style:paragraph-properties fo:text-align="center"/>
    </style:style>
    <style:style style:name="ce28" style:family="table-cell" style:parent-style-name="Default" style:data-style-name="N51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0.06pt solid #000000" fo:border-top="0.51pt solid #000000" style:vertical-align="middle"/>
      <style:paragraph-properties fo:text-align="center"/>
    </style:style>
    <style:style style:name="ce29" style:family="table-cell" style:parent-style-name="Default" style:data-style-name="N43">
      <style:table-cell-properties fo:border-bottom="2.49pt solid #000000" style:text-align-source="fix" style:repeat-content="false" fo:border-left="0.51pt solid #000000" fo:padding-bottom="0.0193in" fo:padding-left="0.0138in" fo:padding-right="0.0138in" fo:padding-top="0.0193in" fo:border-right="0.06pt solid #000000" fo:border-top="0.51pt solid #000000" style:vertical-align="middle"/>
      <style:paragraph-properties fo:text-align="center"/>
    </style:style>
    <style:style style:name="ce30" style:family="table-cell" style:parent-style-name="Default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/>
    </style:style>
    <style:style style:name="ce31" style:family="table-cell" style:parent-style-name="Default" style:data-style-name="N36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/>
    </style:style>
    <style:style style:name="ce32" style:family="table-cell" style:parent-style-name="Default" style:data-style-name="N51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/>
    </style:style>
    <style:style style:name="ce33" style:family="table-cell" style:parent-style-name="Default" style:data-style-name="N43">
      <style:table-cell-properties fo:border-bottom="2.49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/>
    </style:style>
    <style:style style:name="ce34" style:family="table-cell" style:parent-style-name="Default" style:data-style-name="N36">
      <style:table-cell-properties fo:border-bottom="0.06pt solid #000000" style:text-align-source="fix" style:repeat-content="false" fo:border-left="none" fo:padding-bottom="0.0193in" fo:padding-left="0.0138in" fo:padding-right="0.0138in" fo:padding-top="0.0193in" fo:border-right="2.49pt solid #000000" fo:border-top="0.06pt solid #000000"/>
      <style:paragraph-properties fo:text-align="center" fo:margin-left="0in"/>
    </style:style>
    <style:style style:name="ce35" style:family="table-cell" style:parent-style-name="Default" style:data-style-name="N1">
      <style:table-cell-properties fo:border-bottom="0.06pt solid #000000" style:text-align-source="fix" style:repeat-content="false" fo:border-left="none" fo:padding-bottom="0.0193in" fo:padding-left="0.0138in" fo:padding-right="0.0138in" fo:padding-top="0.0193in" fo:border-right="2.49pt solid #000000" fo:border-top="0.06pt solid #000000"/>
      <style:paragraph-properties fo:text-align="center" fo:margin-left="0in"/>
    </style:style>
    <style:style style:name="ce36" style:family="table-cell" style:parent-style-name="Default">
      <style:table-cell-properties fo:border-bottom="0.06pt solid #000000" style:text-align-source="fix" style:repeat-content="false" fo:border-left="none" fo:padding-bottom="0.0193in" fo:padding-left="0.0138in" fo:padding-right="0.0138in" fo:padding-top="0.0193in" fo:border-right="2.49pt solid #000000" fo:border-top="0.06pt solid #000000"/>
      <style:paragraph-properties fo:text-align="center" fo:margin-left="0in"/>
    </style:style>
    <style:style style:name="ce37" style:family="table-cell" style:parent-style-name="Default">
      <style:table-cell-properties fo:border-bottom="2.49pt solid #000000" style:text-align-source="fix" style:repeat-content="false" fo:border-left="none" fo:padding-bottom="0.0193in" fo:padding-left="0.0138in" fo:padding-right="0.0138in" fo:padding-top="0.0193in" fo:border-right="2.49pt solid #000000" fo:border-top="0.06pt solid #000000"/>
      <style:paragraph-properties fo:text-align="center" fo:margin-left="0in"/>
    </style:style>
    <style:style style:name="ce38" style:family="table-cell" style:parent-style-name="Default">
      <style:table-cell-properties fo:background-color="#ccccff"/>
      <style:text-properties fo:font-weight="bold" style:font-weight-asian="bold" style:font-weight-complex="bold"/>
    </style:style>
    <style:style style:name="ce39" style:family="table-cell" style:parent-style-name="Default" style:data-style-name="N120"/>
    <style:style style:name="ce40" style:family="table-cell" style:parent-style-name="Default" style:data-style-name="N120">
      <style:table-cell-properties fo:background-color="#ccccff"/>
      <style:text-properties fo:font-weight="bold" style:font-weight-asian="bold" style:font-weight-complex="bold"/>
    </style:style>
    <style:style style:name="ce41" style:family="table-cell" style:parent-style-name="Default" style:data-style-name="N121"/>
    <style:style style:name="ce42" style:family="table-cell" style:parent-style-name="Default" style:data-style-name="N121">
      <style:table-cell-properties fo:background-color="#ccccff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whole-number() and cell-content()=0" table:allow-empty-cell="true" table:base-cell-address="CalulateBirthdates.H5">
          <table:error-message table:message-type="stop" table:title="Error - Alert!" table:display="true">
            <text:p>Numbers only please</text:p>
          </table:error-message>
        </table:content-validation>
      </table:content-validations>
      <table:table table:name="CalulateBirthdates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 table:number-rows-repeated="3">
          <table:table-cell table:number-columns-repeated="7"/>
        </table:table-row>
        <table:table-row table:style-name="ro3">
          <table:table-cell/>
          <table:table-cell table:style-name="ce2" office:value-type="string" table:number-columns-spanned="6" table:number-rows-spanned="1">
            <text:p>Calculate birthdays from today()</text:p>
          </table:table-cell>
          <table:covered-table-cell table:style-name="ce4"/>
          <table:covered-table-cell table:number-columns-repeated="2" table:style-name="ce3"/>
          <table:covered-table-cell table:number-columns-repeated="2" table:style-name="ce4"/>
        </table:table-row>
        <table:table-row table:style-name="ro3">
          <table:table-cell/>
          <table:table-cell table:style-name="ce3" office:value-type="float" office:value="68">
            <text:p>68</text:p>
          </table:table-cell>
          <table:table-cell table:style-name="ce4" office:value-type="string">
            <text:p>Oldest person</text:p>
          </table:table-cell>
          <table:table-cell table:style-name="ce3" table:formula="of:=TODAY()-(68*365)" office:value-type="float" office:value="15939">
            <text:p>15939</text:p>
          </table:table-cell>
          <table:table-cell table:style-name="ce6" table:formula="of:=[.D5]" office:value-type="date" office:date-value="1943-08-21">
            <text:p>08/21/1943</text:p>
          </table:table-cell>
          <table:table-cell table:style-name="ce7" office:value-type="string" table:number-columns-spanned="2" table:number-rows-spanned="1">
            <text:p>born after</text:p>
          </table:table-cell>
          <table:covered-table-cell table:style-name="ce4"/>
        </table:table-row>
        <table:table-row table:style-name="ro3">
          <table:table-cell/>
          <table:table-cell table:style-name="ce3" office:value-type="float" office:value="18">
            <text:p>18</text:p>
          </table:table-cell>
          <table:table-cell table:style-name="ce4" office:value-type="string">
            <text:p>Youngest person</text:p>
          </table:table-cell>
          <table:table-cell table:style-name="ce3" table:formula="of:=TODAY()-(18*365)" office:value-type="float" office:value="34189">
            <text:p>34189</text:p>
          </table:table-cell>
          <table:table-cell table:style-name="ce6" table:formula="of:=[.D6]" office:value-type="date" office:date-value="1993-08-08">
            <text:p>08/08/1993</text:p>
          </table:table-cell>
          <table:table-cell table:style-name="ce7" office:value-type="string" table:number-columns-spanned="2" table:number-rows-spanned="1">
            <text:p>born before</text:p>
          </table:table-cell>
          <table:covered-table-cell table:style-name="ce4"/>
        </table:table-row>
        <table:table-row table:style-name="ro1" table:number-rows-repeated="3">
          <table:table-cell table:number-columns-repeated="7"/>
        </table:table-row>
        <table:table-row table:style-name="ro3">
          <table:table-cell/>
          <table:table-cell table:style-name="ce2" office:value-type="string" table:number-columns-spanned="6" table:number-rows-spanned="1">
            <text:p>Calculate birthdays from date</text:p>
          </table:table-cell>
          <table:covered-table-cell table:style-name="ce4"/>
          <table:covered-table-cell table:number-columns-repeated="2" table:style-name="ce3"/>
          <table:covered-table-cell table:number-columns-repeated="2" table:style-name="ce4"/>
        </table:table-row>
        <table:table-row table:style-name="ro3">
          <table:table-cell/>
          <table:table-cell table:style-name="ce3" office:value-type="float" office:value="68">
            <text:p>68</text:p>
          </table:table-cell>
          <table:table-cell table:style-name="ce4" office:value-type="string">
            <text:p>Oldest person</text:p>
          </table:table-cell>
          <table:table-cell table:style-name="ce5" table:formula="of:=[.E11]" office:value-type="float" office:value="15707">
            <text:p>15707</text:p>
          </table:table-cell>
          <table:table-cell table:style-name="ce6" office:value-type="date" office:date-value="1943-01-01">
            <text:p>01/01/1943</text:p>
          </table:table-cell>
          <table:table-cell table:style-name="ce7" office:value-type="string" table:number-columns-spanned="2" table:number-rows-spanned="1">
            <text:p>born after</text:p>
          </table:table-cell>
          <table:covered-table-cell table:style-name="ce4"/>
        </table:table-row>
        <table:table-row table:style-name="ro3">
          <table:table-cell/>
          <table:table-cell table:style-name="ce3" office:value-type="float" office:value="18">
            <text:p>18</text:p>
          </table:table-cell>
          <table:table-cell table:style-name="ce4" office:value-type="string">
            <text:p>Youngest person</text:p>
          </table:table-cell>
          <table:table-cell table:style-name="ce5" table:formula="of:=[.E12]" office:value-type="float" office:value="33969">
            <text:p>33969</text:p>
          </table:table-cell>
          <table:table-cell table:style-name="ce6" office:value-type="date" office:date-value="1992-12-31">
            <text:p>12/31/1992</text:p>
          </table:table-cell>
          <table:table-cell table:style-name="ce7" office:value-type="string" table:number-columns-spanned="2" table:number-rows-spanned="1">
            <text:p>born before</text:p>
          </table:table-cell>
          <table:covered-table-cell table:style-name="ce4"/>
        </table:table-row>
        <table:table-row table:style-name="ro3" table:number-rows-repeated="1048563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Dates" table:style-name="ta1" table:print="false"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4">
          <table:table-cell table:number-columns-repeated="9"/>
        </table:table-row>
        <table:table-row table:style-name="ro5">
          <table:table-cell/>
          <table:table-cell table:style-name="ce8" office:value-type="string" table:number-columns-spanned="2" table:number-rows-spanned="1">
            <text:p>Date and time =today()</text:p>
          </table:table-cell>
          <table:covered-table-cell table:style-name="ce14"/>
          <table:table-cell table:number-columns-repeated="6"/>
        </table:table-row>
        <table:table-row table:style-name="ro7">
          <table:table-cell/>
          <table:table-cell table:style-name="ce9" office:value-type="string">
            <text:p>number</text:p>
          </table:table-cell>
          <table:table-cell table:style-name="ce15" table:formula="of:=TODAY()" office:value-type="float" office:value="40759">
            <text:p>40759</text:p>
          </table:table-cell>
          <table:table-cell table:style-name="ce25" table:number-columns-repeated="2"/>
          <table:table-cell table:number-columns-repeated="4"/>
        </table:table-row>
        <table:table-row table:style-name="ro7">
          <table:table-cell/>
          <table:table-cell table:style-name="ce9" office:value-type="string">
            <text:p>date</text:p>
          </table:table-cell>
          <table:table-cell table:style-name="ce16" table:formula="of:=[.C3]" office:value-type="date" office:date-value="2011-08-04">
            <text:p>08/04/2011</text:p>
          </table:table-cell>
          <table:table-cell table:style-name="ce26" table:number-columns-repeated="2"/>
          <table:table-cell table:number-columns-repeated="4"/>
        </table:table-row>
        <table:table-row table:style-name="ro7">
          <table:table-cell/>
          <table:table-cell table:style-name="ce9" office:value-type="string">
            <text:p>date time</text:p>
          </table:table-cell>
          <table:table-cell table:style-name="ce17" table:formula="of:=[.C4]" office:value-type="date" office:date-value="2011-08-04">
            <text:p>08/04/2011 00:00:00</text:p>
          </table:table-cell>
          <table:table-cell table:number-columns-repeated="6"/>
        </table:table-row>
        <table:table-row table:style-name="ro7">
          <table:table-cell/>
          <table:table-cell table:style-name="ce10" office:value-type="string">
            <text:p>time only</text:p>
          </table:table-cell>
          <table:table-cell table:style-name="ce18" table:formula="of:=[.C5]" office:value-type="time" office:time-value="PT978216H00M00S">
            <text:p>12:00:00 AM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5">
          <table:table-cell/>
          <table:table-cell table:style-name="ce8" office:value-type="string" table:number-columns-spanned="4" table:number-rows-spanned="1">
            <text:p>Date and time</text:p>
          </table:table-cell>
          <table:covered-table-cell table:number-columns-repeated="3" table:style-name="ce19"/>
          <table:table-cell table:style-name="ce8" office:value-type="string">
            <text:p>Format as:</text:p>
          </table:table-cell>
          <table:table-cell table:number-columns-repeated="3"/>
        </table:table-row>
        <table:table-row table:style-name="ro7">
          <table:table-cell/>
          <table:table-cell table:style-name="ce11" office:value-type="string">
            <text:p>number</text:p>
          </table:table-cell>
          <table:table-cell table:style-name="ce20" table:formula="of:=TODAY()" office:value-type="float" office:value="40759">
            <text:p>40759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-1234</text:p>
          </table:table-cell>
          <table:table-cell table:number-columns-repeated="3"/>
        </table:table-row>
        <table:table-row table:style-name="ro7">
          <table:table-cell/>
          <table:table-cell table:style-name="ce12" office:value-type="string">
            <text:p>date</text:p>
          </table:table-cell>
          <table:table-cell table:style-name="ce21" table:formula="of:=[.C12]" office:value-type="date" office:date-value="2011-08-04">
            <text:p>08/04/2011</text:p>
          </table:table-cell>
          <table:table-cell table:style-name="ce27" table:formula="of:=[.D12]" office:value-type="date" office:date-value="1899-12-30">
            <text:p>12/30/1899</text:p>
          </table:table-cell>
          <table:table-cell table:style-name="ce31" table:formula="of:=[.E12]" office:value-type="date" office:date-value="1899-12-31">
            <text:p>12/31/1899</text:p>
          </table:table-cell>
          <table:table-cell table:style-name="ce35" office:value-type="string">
            <text:p>12/31/1999</text:p>
          </table:table-cell>
          <table:table-cell table:number-columns-repeated="3"/>
        </table:table-row>
        <table:table-row table:style-name="ro7">
          <table:table-cell/>
          <table:table-cell table:style-name="ce12" office:value-type="string">
            <text:p>date time</text:p>
          </table:table-cell>
          <table:table-cell table:style-name="ce22" table:formula="of:=[.C13]" office:value-type="date" office:date-value="2011-08-04">
            <text:p>08/04/2011 00:00:00</text:p>
          </table:table-cell>
          <table:table-cell table:style-name="ce28" table:formula="of:=[.D13]" office:value-type="date" office:date-value="1899-12-30">
            <text:p>12/30/1899 00:00:00</text:p>
          </table:table-cell>
          <table:table-cell table:style-name="ce32" table:formula="of:=[.E13]" office:value-type="date" office:date-value="1899-12-31">
            <text:p>12/31/1899 00:00:00</text:p>
          </table:table-cell>
          <table:table-cell table:style-name="ce36" office:value-type="string">
            <text:p><text:s/>12/31/1999 12:37:46</text:p>
          </table:table-cell>
          <table:table-cell table:number-columns-repeated="3"/>
        </table:table-row>
        <table:table-row table:style-name="ro7">
          <table:table-cell/>
          <table:table-cell table:style-name="ce13" office:value-type="string">
            <text:p>time only</text:p>
          </table:table-cell>
          <table:table-cell table:style-name="ce23" table:formula="of:=[.C14]" office:value-type="time" office:time-value="PT978216H00M00S">
            <text:p>12:00:00 AM</text:p>
          </table:table-cell>
          <table:table-cell table:style-name="ce29" table:formula="of:=[.D14]" office:value-type="time" office:time-value="PT00H00M00S">
            <text:p>12:00:00 AM</text:p>
          </table:table-cell>
          <table:table-cell table:style-name="ce33" table:formula="of:=[.E14]" office:value-type="time" office:time-value="PT24H00M00S">
            <text:p>12:00:00 AM</text:p>
          </table:table-cell>
          <table:table-cell table:style-name="ce37" office:value-type="string">
            <text:p>01:37:46 PM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5">
          <table:table-cell/>
          <table:table-cell table:style-name="ce8" office:value-type="string" table:number-columns-spanned="4" table:number-rows-spanned="1">
            <text:p>Date and time</text:p>
          </table:table-cell>
          <table:covered-table-cell table:number-columns-repeated="3" table:style-name="ce19"/>
          <table:table-cell table:style-name="ce8" office:value-type="string">
            <text:p>Format as:</text:p>
          </table:table-cell>
          <table:table-cell table:number-columns-repeated="3"/>
        </table:table-row>
        <table:table-row table:style-name="ro7">
          <table:table-cell/>
          <table:table-cell table:style-name="ce11" office:value-type="string">
            <text:p>number</text:p>
          </table:table-cell>
          <table:table-cell table:style-name="ce24" table:formula="of:=TODAY()+0.45" office:value-type="float" office:value="40759.45">
            <text:p>40759.45</text:p>
          </table:table-cell>
          <table:table-cell table:style-name="ce24" office:value-type="float" office:value="1.52083333333333">
            <text:p>1.52</text:p>
          </table:table-cell>
          <table:table-cell table:style-name="ce30" office:value-type="float" office:value="2.57291666666667">
            <text:p>2.57</text:p>
          </table:table-cell>
          <table:table-cell table:style-name="ce34" office:value-type="string">
            <text:p>-1234</text:p>
          </table:table-cell>
          <table:table-cell table:number-columns-repeated="3"/>
        </table:table-row>
        <table:table-row table:style-name="ro7">
          <table:table-cell/>
          <table:table-cell table:style-name="ce12" office:value-type="string">
            <text:p>date</text:p>
          </table:table-cell>
          <table:table-cell table:style-name="ce21" table:formula="of:=[.C21]" office:value-type="date" office:date-value="2011-08-04T10:48:00">
            <text:p>08/04/2011</text:p>
          </table:table-cell>
          <table:table-cell table:style-name="ce27" table:formula="of:=[.D21]" office:value-type="date" office:date-value="1899-12-31T12:29:59.9999999997">
            <text:p>12/31/1899</text:p>
          </table:table-cell>
          <table:table-cell table:style-name="ce31" table:formula="of:=[.E21]" office:value-type="date" office:date-value="1900-01-01T13:45:00.0000000003">
            <text:p>01/01/1900</text:p>
          </table:table-cell>
          <table:table-cell table:style-name="ce35" office:value-type="string">
            <text:p>12/31/1999</text:p>
          </table:table-cell>
          <table:table-cell table:number-columns-repeated="3"/>
        </table:table-row>
        <table:table-row table:style-name="ro7">
          <table:table-cell/>
          <table:table-cell table:style-name="ce12" office:value-type="string">
            <text:p>date time</text:p>
          </table:table-cell>
          <table:table-cell table:style-name="ce22" table:formula="of:=[.C22]" office:value-type="date" office:date-value="2011-08-04T10:48:00">
            <text:p>08/04/2011 10:48:00</text:p>
          </table:table-cell>
          <table:table-cell table:style-name="ce28" table:formula="of:=[.D22]" office:value-type="date" office:date-value="1899-12-31T12:29:59.9999999997">
            <text:p>12/31/1899 12:30:00</text:p>
          </table:table-cell>
          <table:table-cell table:style-name="ce32" table:formula="of:=[.E22]" office:value-type="date" office:date-value="1900-01-01T13:45:00.0000000003">
            <text:p>01/01/1900 13:45:00</text:p>
          </table:table-cell>
          <table:table-cell table:style-name="ce36" office:value-type="string">
            <text:p><text:s/>12/31/1999 12:37:46</text:p>
          </table:table-cell>
          <table:table-cell table:number-columns-repeated="3"/>
        </table:table-row>
        <table:table-row table:style-name="ro7">
          <table:table-cell/>
          <table:table-cell table:style-name="ce13" office:value-type="string">
            <text:p>time only</text:p>
          </table:table-cell>
          <table:table-cell table:style-name="ce23" table:formula="of:=[.C23]" office:value-type="time" office:time-value="PT978226H48M00S">
            <text:p>10:48:00 AM</text:p>
          </table:table-cell>
          <table:table-cell table:style-name="ce29" table:formula="of:=[.D23]" office:value-type="time" office:time-value="PT36H30M00S">
            <text:p>12:30:00 PM</text:p>
          </table:table-cell>
          <table:table-cell table:style-name="ce33" table:formula="of:=[.E23]" office:value-type="time" office:time-value="PT61H45M00S">
            <text:p>01:45:00 PM</text:p>
          </table:table-cell>
          <table:table-cell table:style-name="ce37" office:value-type="string">
            <text:p>01:37:46 PM</text:p>
          </table:table-cell>
          <table:table-cell table:number-columns-repeated="3"/>
        </table:table-row>
      </table:table>
      <table:table table:name="Sheet1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1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/>
          <table:table-cell office:value-type="string">
            <text:p>Team contact lis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8" office:value-type="string">
            <text:p>Last Name</text:p>
          </table:table-cell>
          <table:table-cell table:style-name="ce38" office:value-type="string">
            <text:p>First Name</text:p>
          </table:table-cell>
          <table:table-cell table:style-name="ce40" office:value-type="string">
            <text:p>Phone number</text:p>
          </table:table-cell>
          <table:table-cell table:style-name="ce38" office:value-type="string">
            <text:p>address</text:p>
          </table:table-cell>
          <table:table-cell table:style-name="ce38" office:value-type="string">
            <text:p>city</text:p>
          </table:table-cell>
          <table:table-cell table:style-name="ce38" office:value-type="string">
            <text:p>state </text:p>
          </table:table-cell>
          <table:table-cell table:style-name="ce42" office:value-type="string">
            <text:p>zip</text:p>
          </table:table-cell>
          <table:table-cell table:style-name="ce38" office:value-type="string">
            <text:p>Department</text:p>
          </table:table-cell>
          <table:table-cell table:style-name="ce38" office:value-type="string">
            <text:p>Grou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ylor</text:p>
          </table:table-cell>
          <table:table-cell office:value-type="string">
            <text:p>Mark</text:p>
          </table:table-cell>
          <table:table-cell office:value-type="float" office:value="5055552839">
            <text:p>(505) 555-2839</text:p>
          </table:table-cell>
          <table:table-cell office:value-type="string">
            <text:p>3957 Willow</text:p>
          </table:table-cell>
          <table:table-cell office:value-type="string">
            <text:p>Georgetown</text:p>
          </table:table-cell>
          <table:table-cell office:value-type="string">
            <text:p>HI</text:p>
          </table:table-cell>
          <table:table-cell table:content-validation-name="val1" office:value-type="float" office:value="4317">
            <text:p>04317</text:p>
          </table:table-cell>
          <table:table-cell office:value-type="string">
            <text:p>Accounting</text:p>
          </table:table-cell>
          <table:table-cell office:value-type="string">
            <text:p>Group 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illiams</text:p>
          </table:table-cell>
          <table:table-cell office:value-type="string">
            <text:p>Michael</text:p>
          </table:table-cell>
          <table:table-cell office:value-type="float" office:value="2125551234">
            <text:p>(212) 555-1234</text:p>
          </table:table-cell>
          <table:table-cell office:value-type="string">
            <text:p>35123 Main st.</text:p>
          </table:table-cell>
          <table:table-cell office:value-type="string">
            <text:p>Springfield</text:p>
          </table:table-cell>
          <table:table-cell office:value-type="string">
            <text:p>AZ</text:p>
          </table:table-cell>
          <table:table-cell office:value-type="float" office:value="12345">
            <text:p>12345</text:p>
          </table:table-cell>
          <table:table-cell office:value-type="string">
            <text:p>Accounting</text:p>
          </table:table-cell>
          <table:table-cell office:value-type="string">
            <text:p>Group C</text:p>
          </table:table-cell>
          <table:table-cell/>
          <table:table-cell table:style-name="ce26"/>
        </table:table-row>
        <table:table-row table:style-name="ro1">
          <table:table-cell/>
          <table:table-cell office:value-type="string">
            <text:p>Walker</text:p>
          </table:table-cell>
          <table:table-cell office:value-type="string">
            <text:p>Ruth</text:p>
          </table:table-cell>
          <table:table-cell office:value-type="float" office:value="7015550313">
            <text:p>(701) 555-0313</text:p>
          </table:table-cell>
          <table:table-cell office:value-type="string">
            <text:p>1218 Beech</text:p>
          </table:table-cell>
          <table:table-cell office:value-type="string">
            <text:p>Hudson</text:p>
          </table:table-cell>
          <table:table-cell office:value-type="string">
            <text:p>VA</text:p>
          </table:table-cell>
          <table:table-cell office:value-type="float" office:value="68499">
            <text:p>68499</text:p>
          </table:table-cell>
          <table:table-cell office:value-type="string">
            <text:p>Management</text:p>
          </table:table-cell>
          <table:table-cell office:value-type="string">
            <text:p>Group 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ohnson</text:p>
          </table:table-cell>
          <table:table-cell office:value-type="string">
            <text:p>Robert</text:p>
          </table:table-cell>
          <table:table-cell office:value-type="float" office:value="3135551987">
            <text:p>(313) 555-1987</text:p>
          </table:table-cell>
          <table:table-cell office:value-type="string">
            <text:p>7886 Oak</text:p>
          </table:table-cell>
          <table:table-cell office:value-type="string">
            <text:p>Clinton</text:p>
          </table:table-cell>
          <table:table-cell office:value-type="string">
            <text:p>AK</text:p>
          </table:table-cell>
          <table:table-cell office:value-type="float" office:value="68499">
            <text:p>68499</text:p>
          </table:table-cell>
          <table:table-cell office:value-type="string">
            <text:p>Security</text:p>
          </table:table-cell>
          <table:table-cell office:value-type="string">
            <text:p>Group A</text:p>
          </table:table-cell>
          <table:table-cell table:style-name="ce26" table:formula="of:=TODAY()" office:value-type="float" office:value="40759">
            <text:p>40759</text:p>
          </table:table-cell>
          <table:table-cell/>
        </table:table-row>
        <table:table-row table:style-name="ro1">
          <table:table-cell/>
          <table:table-cell office:value-type="string">
            <text:p>Davis</text:p>
          </table:table-cell>
          <table:table-cell office:value-type="string">
            <text:p>Richard</text:p>
          </table:table-cell>
          <table:table-cell office:value-type="float" office:value="8585553053">
            <text:p>(858) 555-3053</text:p>
          </table:table-cell>
          <table:table-cell office:value-type="string">
            <text:p>3837 Ash</text:p>
          </table:table-cell>
          <table:table-cell office:value-type="string">
            <text:p>Fairview</text:p>
          </table:table-cell>
          <table:table-cell office:value-type="string">
            <text:p>DE</text:p>
          </table:table-cell>
          <table:table-cell office:value-type="float" office:value="35829">
            <text:p>35829</text:p>
          </table:table-cell>
          <table:table-cell office:value-type="string">
            <text:p>Accounting</text:p>
          </table:table-cell>
          <table:table-cell office:value-type="string">
            <text:p>Group 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ompson</text:p>
          </table:table-cell>
          <table:table-cell office:value-type="string">
            <text:p>Donald</text:p>
          </table:table-cell>
          <table:table-cell office:value-type="float" office:value="5015558492">
            <text:p>(501) 555-8492</text:p>
          </table:table-cell>
          <table:table-cell office:value-type="string">
            <text:p>11284 Cottenwood</text:p>
          </table:table-cell>
          <table:table-cell office:value-type="string">
            <text:p>Milton</text:p>
          </table:table-cell>
          <table:table-cell office:value-type="string">
            <text:p>ME</text:p>
          </table:table-cell>
          <table:table-cell office:value-type="float" office:value="30267">
            <text:p>30267</text:p>
          </table:table-cell>
          <table:table-cell office:value-type="string">
            <text:p>Management</text:p>
          </table:table-cell>
          <table:table-cell office:value-type="string">
            <text:p>Group 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hite</text:p>
          </table:table-cell>
          <table:table-cell office:value-type="string">
            <text:p>Elizabeth</text:p>
          </table:table-cell>
          <table:table-cell office:value-type="float" office:value="9715555758">
            <text:p>(971) 555-5758</text:p>
          </table:table-cell>
          <table:table-cell office:value-type="string">
            <text:p>1323 Chestnut</text:p>
          </table:table-cell>
          <table:table-cell office:value-type="string">
            <text:p>Oxford</text:p>
          </table:table-cell>
          <table:table-cell office:value-type="string">
            <text:p>KS</text:p>
          </table:table-cell>
          <table:table-cell office:value-type="float" office:value="2304">
            <text:p>02304</text:p>
          </table:table-cell>
          <table:table-cell office:value-type="string">
            <text:p>Accounting</text:p>
          </table:table-cell>
          <table:table-cell office:value-type="string">
            <text:p>Group 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own</text:p>
          </table:table-cell>
          <table:table-cell office:value-type="string">
            <text:p>David</text:p>
          </table:table-cell>
          <table:table-cell office:value-type="float" office:value="2125553053">
            <text:p>(212) 555-3053</text:p>
          </table:table-cell>
          <table:table-cell office:value-type="string">
            <text:p>2347 Mahogany</text:p>
          </table:table-cell>
          <table:table-cell office:value-type="string">
            <text:p>Salem</text:p>
          </table:table-cell>
          <table:table-cell office:value-type="string">
            <text:p>CT</text:p>
          </table:table-cell>
          <table:table-cell office:value-type="float" office:value="20304">
            <text:p>20304</text:p>
          </table:table-cell>
          <table:table-cell office:value-type="string">
            <text:p>Accounting</text:p>
          </table:table-cell>
          <table:table-cell office:value-type="string">
            <text:p>Group 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right</text:p>
          </table:table-cell>
          <table:table-cell office:value-type="string">
            <text:p>George</text:p>
          </table:table-cell>
          <table:table-cell office:value-type="float" office:value="9135553053">
            <text:p>(913) 555-3053</text:p>
          </table:table-cell>
          <table:table-cell office:value-type="string">
            <text:p>3713 Walnut</text:p>
          </table:table-cell>
          <table:table-cell office:value-type="string">
            <text:p>Centerville</text:p>
          </table:table-cell>
          <table:table-cell office:value-type="string">
            <text:p>WY</text:p>
          </table:table-cell>
          <table:table-cell office:value-type="float" office:value="36216">
            <text:p>36216</text:p>
          </table:table-cell>
          <table:table-cell office:value-type="string">
            <text:p>IT</text:p>
          </table:table-cell>
          <table:table-cell office:value-type="string">
            <text:p>Group 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rtinez</text:p>
          </table:table-cell>
          <table:table-cell office:value-type="string">
            <text:p>Helen</text:p>
          </table:table-cell>
          <table:table-cell office:value-type="float" office:value="8185557141">
            <text:p>(818) 555-7141</text:p>
          </table:table-cell>
          <table:table-cell office:value-type="string">
            <text:p>9789 Redwood</text:p>
          </table:table-cell>
          <table:table-cell office:value-type="string">
            <text:p>Dayton</text:p>
          </table:table-cell>
          <table:table-cell office:value-type="string">
            <text:p>MA</text:p>
          </table:table-cell>
          <table:table-cell office:value-type="float" office:value="68499">
            <text:p>68499</text:p>
          </table:table-cell>
          <table:table-cell office:value-type="string">
            <text:p>IT</text:p>
          </table:table-cell>
          <table:table-cell office:value-type="string">
            <text:p>Group 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mith</text:p>
          </table:table-cell>
          <table:table-cell office:value-type="string">
            <text:p>James</text:p>
          </table:table-cell>
          <table:table-cell office:value-type="float" office:value="1235551234">
            <text:p>(123) 555-1234</text:p>
          </table:table-cell>
          <table:table-cell office:value-type="string">
            <text:p>123 Maple</text:p>
          </table:table-cell>
          <table:table-cell office:value-type="string">
            <text:p>Franklin</text:p>
          </table:table-cell>
          <table:table-cell office:value-type="string">
            <text:p>MI</text:p>
          </table:table-cell>
          <table:table-cell office:value-type="float" office:value="4317">
            <text:p>04317</text:p>
          </table:table-cell>
          <table:table-cell office:value-type="string">
            <text:p>IT</text:p>
          </table:table-cell>
          <table:table-cell office:value-type="string">
            <text:p>Group 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reen</text:p>
          </table:table-cell>
          <table:table-cell office:value-type="string">
            <text:p>Edward</text:p>
          </table:table-cell>
          <table:table-cell office:value-type="float" office:value="9035555353">
            <text:p>(903) 555-5353</text:p>
          </table:table-cell>
          <table:table-cell office:value-type="string">
            <text:p>5555 Tree</text:p>
          </table:table-cell>
          <table:table-cell office:value-type="string">
            <text:p>Newport</text:p>
          </table:table-cell>
          <table:table-cell office:value-type="string">
            <text:p>MT</text:p>
          </table:table-cell>
          <table:table-cell office:value-type="float" office:value="38596">
            <text:p>38596</text:p>
          </table:table-cell>
          <table:table-cell office:value-type="string">
            <text:p>Management</text:p>
          </table:table-cell>
          <table:table-cell office:value-type="string">
            <text:p>Group 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e</text:p>
          </table:table-cell>
          <table:table-cell office:value-type="string">
            <text:p>Donna</text:p>
          </table:table-cell>
          <table:table-cell office:value-type="float" office:value="5155558963">
            <text:p>(515) 555-8963</text:p>
          </table:table-cell>
          <table:table-cell office:value-type="string">
            <text:p>73621 Gum</text:p>
          </table:table-cell>
          <table:table-cell office:value-type="string">
            <text:p>Kingston</text:p>
          </table:table-cell>
          <table:table-cell office:value-type="string">
            <text:p>VT</text:p>
          </table:table-cell>
          <table:table-cell office:value-type="float" office:value="43117">
            <text:p>43117</text:p>
          </table:table-cell>
          <table:table-cell office:value-type="string">
            <text:p>Accounting</text:p>
          </table:table-cell>
          <table:table-cell office:value-type="string">
            <text:p>Group 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pez</text:p>
          </table:table-cell>
          <table:table-cell office:value-type="string">
            <text:p>Kenneth</text:p>
          </table:table-cell>
          <table:table-cell office:value-type="float" office:value="8705552035">
            <text:p>(870) 555-2035</text:p>
          </table:table-cell>
          <table:table-cell office:value-type="string">
            <text:p>19257 Hawthorne</text:p>
          </table:table-cell>
          <table:table-cell office:value-type="string">
            <text:p>Oakland</text:p>
          </table:table-cell>
          <table:table-cell office:value-type="string">
            <text:p>NH</text:p>
          </table:table-cell>
          <table:table-cell office:value-type="float" office:value="20304">
            <text:p>20304</text:p>
          </table:table-cell>
          <table:table-cell office:value-type="string">
            <text:p>Accounting</text:p>
          </table:table-cell>
          <table:table-cell office:value-type="string">
            <text:p>Group 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ore</text:p>
          </table:table-cell>
          <table:table-cell office:value-type="string">
            <text:p>Joseph</text:p>
          </table:table-cell>
          <table:table-cell office:value-type="float" office:value="6615551234">
            <text:p>(661) 555-1234</text:p>
          </table:table-cell>
          <table:table-cell office:value-type="string">
            <text:p>3950 Dogwood</text:p>
          </table:table-cell>
          <table:table-cell office:value-type="string">
            <text:p>Washington</text:p>
          </table:table-cell>
          <table:table-cell office:value-type="string">
            <text:p>GA</text:p>
          </table:table-cell>
          <table:table-cell office:value-type="float" office:value="30267">
            <text:p>30267</text:p>
          </table:table-cell>
          <table:table-cell office:value-type="string">
            <text:p>IT</text:p>
          </table:table-cell>
          <table:table-cell office:value-type="string">
            <text:p>Group 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ones</text:p>
          </table:table-cell>
          <table:table-cell office:value-type="string">
            <text:p>William</text:p>
          </table:table-cell>
          <table:table-cell office:value-type="float" office:value="7545552341">
            <text:p>(754) 555-2341</text:p>
          </table:table-cell>
          <table:table-cell office:value-type="string">
            <text:p>926 Cherry</text:p>
          </table:table-cell>
          <table:table-cell office:value-type="string">
            <text:p>Greenville</text:p>
          </table:table-cell>
          <table:table-cell office:value-type="string">
            <text:p>CA</text:p>
          </table:table-cell>
          <table:table-cell office:value-type="float" office:value="36216">
            <text:p>36216</text:p>
          </table:table-cell>
          <table:table-cell office:value-type="string">
            <text:p>Accounting</text:p>
          </table:table-cell>
          <table:table-cell office:value-type="string">
            <text:p>Group 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odriguez</text:p>
          </table:table-cell>
          <table:table-cell office:value-type="string">
            <text:p>Lisa</text:p>
          </table:table-cell>
          <table:table-cell office:value-type="float" office:value="2895351135">
            <text:p>(289) 535-1135</text:p>
          </table:table-cell>
          <table:table-cell office:value-type="string">
            <text:p>838 Elm</text:p>
          </table:table-cell>
          <table:table-cell office:value-type="string">
            <text:p>Riverside</text:p>
          </table:table-cell>
          <table:table-cell office:value-type="string">
            <text:p>NY</text:p>
          </table:table-cell>
          <table:table-cell office:value-type="float" office:value="20304">
            <text:p>20304</text:p>
          </table:table-cell>
          <table:table-cell office:value-type="string">
            <text:p>Accounting</text:p>
          </table:table-cell>
          <table:table-cell office:value-type="string">
            <text:p>Group 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omas</text:p>
          </table:table-cell>
          <table:table-cell office:value-type="string">
            <text:p>Linda</text:p>
          </table:table-cell>
          <table:table-cell office:value-type="float" office:value="6505552960">
            <text:p>(650) 555-2960</text:p>
          </table:table-cell>
          <table:table-cell office:value-type="string">
            <text:p>9283 Cedar</text:p>
          </table:table-cell>
          <table:table-cell office:value-type="string">
            <text:p>Burlington</text:p>
          </table:table-cell>
          <table:table-cell office:value-type="string">
            <text:p>IL</text:p>
          </table:table-cell>
          <table:table-cell office:value-type="float" office:value="12345">
            <text:p>12345</text:p>
          </table:table-cell>
          <table:table-cell office:value-type="string">
            <text:p>Marketing</text:p>
          </table:table-cell>
          <table:table-cell office:value-type="string">
            <text:p>Group 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ckson</text:p>
          </table:table-cell>
          <table:table-cell office:value-type="string">
            <text:p>Barbara</text:p>
          </table:table-cell>
          <table:table-cell office:value-type="float" office:value="7875555411">
            <text:p>(787) 555-5411</text:p>
          </table:table-cell>
          <table:table-cell office:value-type="string">
            <text:p>4848 Ivy</text:p>
          </table:table-cell>
          <table:table-cell office:value-type="string">
            <text:p>Manchester</text:p>
          </table:table-cell>
          <table:table-cell office:value-type="string">
            <text:p>IN</text:p>
          </table:table-cell>
          <table:table-cell office:value-type="float" office:value="36216">
            <text:p>36216</text:p>
          </table:table-cell>
          <table:table-cell office:value-type="string">
            <text:p>Marketing</text:p>
          </table:table-cell>
          <table:table-cell office:value-type="string">
            <text:p>Group 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obinson</text:p>
          </table:table-cell>
          <table:table-cell office:value-type="string">
            <text:p>Karen</text:p>
          </table:table-cell>
          <table:table-cell office:value-type="float" office:value="3105552360">
            <text:p>(310) 555-2360</text:p>
          </table:table-cell>
          <table:table-cell office:value-type="string">
            <text:p>98342 Juniper</text:p>
          </table:table-cell>
          <table:table-cell office:value-type="string">
            <text:p>Lexington</text:p>
          </table:table-cell>
          <table:table-cell office:value-type="string">
            <text:p>MS</text:p>
          </table:table-cell>
          <table:table-cell office:value-type="float" office:value="12345">
            <text:p>12345</text:p>
          </table:table-cell>
          <table:table-cell office:value-type="string">
            <text:p>IT</text:p>
          </table:table-cell>
          <table:table-cell office:value-type="string">
            <text:p>Group 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derson</text:p>
          </table:table-cell>
          <table:table-cell office:value-type="string">
            <text:p>Patricia</text:p>
          </table:table-cell>
          <table:table-cell office:value-type="float" office:value="4155530654">
            <text:p>(415) 553-0654</text:p>
          </table:table-cell>
          <table:table-cell office:value-type="string">
            <text:p>6938 Pine</text:p>
          </table:table-cell>
          <table:table-cell office:value-type="string">
            <text:p>Arlington</text:p>
          </table:table-cell>
          <table:table-cell office:value-type="string">
            <text:p>ID</text:p>
          </table:table-cell>
          <table:table-cell office:value-type="float" office:value="68499">
            <text:p>68499</text:p>
          </table:table-cell>
          <table:table-cell office:value-type="string">
            <text:p>Accounting</text:p>
          </table:table-cell>
          <table:table-cell office:value-type="string">
            <text:p>Group 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wis</text:p>
          </table:table-cell>
          <table:table-cell office:value-type="string">
            <text:p>Sandra</text:p>
          </table:table-cell>
          <table:table-cell office:value-type="float" office:value="6235550303">
            <text:p>(623) 555-0303</text:p>
          </table:table-cell>
          <table:table-cell office:value-type="string">
            <text:p>2390 Sumac</text:p>
          </table:table-cell>
          <table:table-cell office:value-type="string">
            <text:p>Cleveland</text:p>
          </table:table-cell>
          <table:table-cell office:value-type="string">
            <text:p>NJ</text:p>
          </table:table-cell>
          <table:table-cell office:value-type="float" office:value="35167">
            <text:p>35167</text:p>
          </table:table-cell>
          <table:table-cell office:value-type="string">
            <text:p>IT</text:p>
          </table:table-cell>
          <table:table-cell office:value-type="string">
            <text:p>Group 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ll</text:p>
          </table:table-cell>
          <table:table-cell office:value-type="string">
            <text:p>Sharon</text:p>
          </table:table-cell>
          <table:table-cell office:value-type="float" office:value="2125559305">
            <text:p>(212) 555-9305</text:p>
          </table:table-cell>
          <table:table-cell office:value-type="string">
            <text:p>395 Fir</text:p>
          </table:table-cell>
          <table:table-cell office:value-type="string">
            <text:p>Winchester</text:p>
          </table:table-cell>
          <table:table-cell office:value-type="string">
            <text:p>WI</text:p>
          </table:table-cell>
          <table:table-cell office:value-type="float" office:value="42134">
            <text:p>42134</text:p>
          </table:table-cell>
          <table:table-cell office:value-type="string">
            <text:p>Manufacturing</text:p>
          </table:table-cell>
          <table:table-cell office:value-type="string">
            <text:p>Group 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rcia</text:p>
          </table:table-cell>
          <table:table-cell office:value-type="string">
            <text:p>Betty</text:p>
          </table:table-cell>
          <table:table-cell office:value-type="float" office:value="8705552064">
            <text:p>(870) 555-2064</text:p>
          </table:table-cell>
          <table:table-cell office:value-type="string">
            <text:p>2345 Crabapple</text:p>
          </table:table-cell>
          <table:table-cell office:value-type="string">
            <text:p>Auburn</text:p>
          </table:table-cell>
          <table:table-cell office:value-type="string">
            <text:p>MD</text:p>
          </table:table-cell>
          <table:table-cell office:value-type="float" office:value="4233">
            <text:p>04233</text:p>
          </table:table-cell>
          <table:table-cell office:value-type="string">
            <text:p>Security</text:p>
          </table:table-cell>
          <table:table-cell office:value-type="string">
            <text:p>Group 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ll</text:p>
          </table:table-cell>
          <table:table-cell office:value-type="string">
            <text:p>Steven</text:p>
          </table:table-cell>
          <table:table-cell office:value-type="float" office:value="3375553902">
            <text:p>(337) 555-3902</text:p>
          </table:table-cell>
          <table:table-cell office:value-type="string">
            <text:p>39593 Cork</text:p>
          </table:table-cell>
          <table:table-cell office:value-type="string">
            <text:p>Dover</text:p>
          </table:table-cell>
          <table:table-cell office:value-type="string">
            <text:p>NV</text:p>
          </table:table-cell>
          <table:table-cell office:value-type="float" office:value="35829">
            <text:p>35829</text:p>
          </table:table-cell>
          <table:table-cell office:value-type="string">
            <text:p>IT</text:p>
          </table:table-cell>
          <table:table-cell office:value-type="string">
            <text:p>Group 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ark</text:p>
          </table:table-cell>
          <table:table-cell office:value-type="string">
            <text:p>Nancy</text:p>
          </table:table-cell>
          <table:table-cell office:value-type="float" office:value="9075559503">
            <text:p>(907) 555-9503</text:p>
          </table:table-cell>
          <table:table-cell office:value-type="string">
            <text:p>3653 Magnolia</text:p>
          </table:table-cell>
          <table:table-cell office:value-type="string">
            <text:p>Milford</text:p>
          </table:table-cell>
          <table:table-cell office:value-type="string">
            <text:p>MO</text:p>
          </table:table-cell>
          <table:table-cell office:value-type="float" office:value="36216">
            <text:p>36216</text:p>
          </table:table-cell>
          <table:table-cell office:value-type="string">
            <text:p>IT</text:p>
          </table:table-cell>
          <table:table-cell office:value-type="string">
            <text:p>Group 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ams</text:p>
          </table:table-cell>
          <table:table-cell office:value-type="string">
            <text:p>Brian</text:p>
          </table:table-cell>
          <table:table-cell office:value-type="float" office:value="3375553054">
            <text:p>(337) 555-3054</text:p>
          </table:table-cell>
          <table:table-cell office:value-type="string">
            <text:p>3485 Hickory</text:p>
          </table:table-cell>
          <table:table-cell office:value-type="string">
            <text:p>Farmington</text:p>
          </table:table-cell>
          <table:table-cell office:value-type="string">
            <text:p>OR</text:p>
          </table:table-cell>
          <table:table-cell office:value-type="float" office:value="30267">
            <text:p>30267</text:p>
          </table:table-cell>
          <table:table-cell office:value-type="string">
            <text:p>Accounting</text:p>
          </table:table-cell>
          <table:table-cell office:value-type="string">
            <text:p>Group 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iller</text:p>
          </table:table-cell>
          <table:table-cell office:value-type="string">
            <text:p>Charles</text:p>
          </table:table-cell>
          <table:table-cell office:value-type="float" office:value="8585552853">
            <text:p>(858) 555-2853</text:p>
          </table:table-cell>
          <table:table-cell office:value-type="string">
            <text:p>3579 Birch</text:p>
          </table:table-cell>
          <table:table-cell office:value-type="string">
            <text:p>Madison</text:p>
          </table:table-cell>
          <table:table-cell office:value-type="string">
            <text:p>FL</text:p>
          </table:table-cell>
          <table:table-cell office:value-type="float" office:value="38596">
            <text:p>38596</text:p>
          </table:table-cell>
          <table:table-cell office:value-type="string">
            <text:p>Security</text:p>
          </table:table-cell>
          <table:table-cell office:value-type="string">
            <text:p>Group 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rtin</text:p>
          </table:table-cell>
          <table:table-cell office:value-type="string">
            <text:p>Mark</text:p>
          </table:table-cell>
          <table:table-cell office:value-type="float" office:value="9185553905">
            <text:p>(918) 555-3905</text:p>
          </table:table-cell>
          <table:table-cell office:value-type="string">
            <text:p>8743 Poplar</text:p>
          </table:table-cell>
          <table:table-cell office:value-type="string">
            <text:p>Jackson</text:p>
          </table:table-cell>
          <table:table-cell office:value-type="string">
            <text:p>LA</text:p>
          </table:table-cell>
          <table:table-cell office:value-type="float" office:value="38596">
            <text:p>38596</text:p>
          </table:table-cell>
          <table:table-cell office:value-type="string">
            <text:p>Manufacturing</text:p>
          </table:table-cell>
          <table:table-cell office:value-type="string">
            <text:p>Group 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rris</text:p>
          </table:table-cell>
          <table:table-cell office:value-type="string">
            <text:p>Daniel</text:p>
          </table:table-cell>
          <table:table-cell office:value-type="float" office:value="8065552953">
            <text:p>(806) 555-2953</text:p>
          </table:table-cell>
          <table:table-cell office:value-type="string">
            <text:p>1134 Pinacceae</text:p>
          </table:table-cell>
          <table:table-cell office:value-type="string">
            <text:p>Clayton</text:p>
          </table:table-cell>
          <table:table-cell office:value-type="string">
            <text:p>KY</text:p>
          </table:table-cell>
          <table:table-cell office:value-type="float" office:value="35829">
            <text:p>35829</text:p>
          </table:table-cell>
          <table:table-cell office:value-type="string">
            <text:p>Manufacturing</text:p>
          </table:table-cell>
          <table:table-cell office:value-type="string">
            <text:p>Group B</text:p>
          </table:table-cell>
          <table:table-cell table:number-columns-repeated="2"/>
        </table:table-row>
        <table:table-row table:style-name="ro1" table:number-rows-repeated="104854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Department</text:p>
          </table:table-cell>
          <table:table-cell/>
          <table:table-cell office:value-type="string">
            <text:p>GroupID</text:p>
          </table:table-cell>
        </table:table-row>
        <table:table-row table:style-name="ro1">
          <table:table-cell/>
          <table:table-cell office:value-type="string">
            <text:p>IT</text:p>
          </table:table-cell>
          <table:table-cell/>
          <table:table-cell office:value-type="string">
            <text:p>Group A</text:p>
          </table:table-cell>
        </table:table-row>
        <table:table-row table:style-name="ro1">
          <table:table-cell/>
          <table:table-cell office:value-type="string">
            <text:p>Security</text:p>
          </table:table-cell>
          <table:table-cell/>
          <table:table-cell office:value-type="string">
            <text:p>Group B</text:p>
          </table:table-cell>
        </table:table-row>
        <table:table-row table:style-name="ro1">
          <table:table-cell/>
          <table:table-cell office:value-type="string">
            <text:p>Accounting</text:p>
          </table:table-cell>
          <table:table-cell/>
          <table:table-cell office:value-type="string">
            <text:p>Group C</text:p>
          </table:table-cell>
        </table:table-row>
        <table:table-row table:style-name="ro1">
          <table:table-cell/>
          <table:table-cell office:value-type="string">
            <text:p>Marketing</text:p>
          </table:table-cell>
          <table:table-cell/>
          <table:table-cell office:value-type="string">
            <text:p>Group D</text:p>
          </table:table-cell>
        </table:table-row>
        <table:table-row table:style-name="ro1">
          <table:table-cell/>
          <table:table-cell office:value-type="string">
            <text:p>Managem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nufacturing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number-style style:name="N120" number:title="U.S. Phone Number">
      <number:text>(</number:text>
      <number:number number:decimal-places="0" number:min-integer-digits="0">
        <number:embedded-text number:position="7">) </number:embedded-text>
        <number:embedded-text number:position="4">-</number:embedded-text>
      </number:number>
    </number:number-style>
    <number:number-style style:name="N121" number:title="US Zip">
      <number:number number:decimal-places="0" number:min-integer-digits="5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8/04/2011</text:date>, <text:time>18:1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51S</meta:editing-duration>
    <meta:editing-cycles>6</meta:editing-cycles>
    <meta:generator>LibreOffice/3.4$Win32 LibreOffice_project/340m1$Build-12</meta:generator>
    <dc:date>2011-08-04T18:17:55.60</dc:date>
    <meta:document-statistic meta:table-count="5" meta:cell-count="368" meta:object-count="0"/>
    <meta:user-defined meta:name="Info 1"/>
    <meta:user-defined meta:name="Info 2"/>
    <meta:user-defined meta:name="Info 3"/>
    <meta:user-defined meta:name="Info 4"/>
  </office:meta>
</office:document-meta>
</file>